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A0C0000061CCE3976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8.059cm" svg:height="41.385cm" svg:x="0.471cm" svg:y="0.308cm">
          <draw:image xlink:href="Pictures/1000000000000A0C0000061CCE3976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9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07T16:05:05.70</meta:creation-date>
    <dc:date>2019-08-07T16:07:10.28</dc:date>
    <meta:editing-duration>PT2M4S</meta:editing-duration>
    <meta:editing-cycles>1</meta:editing-cycles>
    <meta:document-statistic meta:object-count="1"/>
    <meta:generator>OpenOffice/4.1.2$Win32 OpenOffice.org_project/412m3$Build-9782</meta:generator>
  </office:meta>
</office:document-meta>
</file>